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  <style:font-face style:name="FreeSerif" svg:font-family="FreeSerif"/>
  </office:font-face-decls>
  <office:automatic-styles>
    <style:style style:name="T1" style:family="text">
      <style:text-properties style:font-name="Courier"/>
    </style:style>
    <style:style style:name="T2" style:family="text">
      <style:text-properties fo:font-weight="bold"/>
    </style:style>
    <style:style style:name="P1" style:family="paragraph">
      <style:paragraph-properties fo:text-align="left" fo:text-indent="-0.762000cm" fo:line-height="100%" fo:background-color="transparent" fo:widows="2" fo:margin-right="0pt" fo:margin-top="0pt" fo:margin-bottom="0pt"/>
      <style:text-properties fo:color="#000000" style:font-name="Liberation Serif" fo:font-size="12pt" fo:font-weight="normal" fo:background-color="transparent"/>
    </style:style>
    <style:style style:name="Sect1" style:family="section"/>
    <style:page-layout style:name="PLayout2">
      <style:page-layout-properties fo:margin-top="28.000000mm" fo:margin-bottom="28.000000mm" fo:margin-left="28.000000mm" fo:margin-right="28.000000mm"/>
    </style:page-layout>
    <style:page-layout style:name="Standard">
      <style:page-layout-properties fo:margin-top="28.000000mm" fo:margin-bottom="28.000000mm" fo:margin-left="28.000000mm" fo:margin-right="28.000000mm"/>
    </style:page-layout>
    <text:list-style style:name="L1">
      <text:list-level-style-bullet text:level="1" text:bullet-char="•">
        <style:text-properties style:font-name="FreeSerif"/>
        <style:list-level-properties text:min-label-width="0.762000cm" text:space-before="0.508000cm"/>
      </text:list-level-style-bullet>
    </text:list-style>
    <text:list-style style:name="L2">
      <text:list-level-style-bullet text:level="1" text:bullet-char="•">
        <style:text-properties style:font-name="FreeSerif"/>
        <style:list-level-properties text:min-label-width="0.762000cm" text:space-before="0.508000cm"/>
      </text:list-level-style-bullet>
    </text:list-style>
    <text:list-style style:name="L3">
      <text:list-level-style-bullet text:level="1" text:bullet-char="•">
        <style:text-properties style:font-name="FreeSerif"/>
        <style:list-level-properties text:min-label-width="0.762000cm" text:space-before="0.508000cm"/>
      </text:list-level-style-bullet>
    </text:list-style>
  </office:automatic-styles>
  <office:body>
    <office:text>
      <text:section text:style-name="Sect1" text:name="Section1">
        <text:p text:style-name="Heading 1">MapFish</text:p>
        <text:p text:style-name="Heading 2">About</text:p>
        <text:p text:style-name="Normal"><text:a xlink:href="http://www.mapfish.org/">MapFish</text:a> is a complete and flexible framework for building rich web-mapping applications. It is based on the <text:a xlink:href="http://pylonshq.com/">Pylons</text:a> Python web framework for the server side, and on the <text:a xlink:href="http://www.openlayers.org/">OpenLayers</text:a> and <text:a xlink:href="http://www.geoext.org/">GeoExt</text:a> JavaScript toolkits for the client side.</text:p>
        <text:p text:style-name="Heading 2">Sample</text:p>
        <text:p text:style-name="Normal">A minimal application built with MapFish is installed on the Live DVD. To launch it, click on the MapFish link on the desktop. This will start the server and open a FireFox tab pointing to the application (<text:a xlink:href="http://localhost:5000/">http://localhost:5000</text:a>).</text:p>
        <text:p text:style-name="Normal">The minimal application includes a map with two <text:a xlink:href="http://www.openstreetmap.org/">OSM</text:a> layers, a toolbar above the map, and a layer tree.</text:p>
        <text:p text:style-name="Normal">This minimal application is what users of the MapFish framework get right after the creation of their application with the framework. Read on to learn more.</text:p>
        <text:p text:style-name="Heading 2">Create a MapFish application</text:p>
        <text:p text:style-name="Normal">The MapFish framework is installed on the Live DVD in the virtual Python environment located in the <text:span text:style-name="T1">/usr/lib/mapfish/mapfish-venv</text:span> directory. We will use this installation of the framework here.</text:p>
        <text:p text:style-name="Normal">A MapFish application is created in three commands (from a terminal): </text:p>
        <text:list text:style-name="L1">
          <text:list-item>
            <text:p text:style-name="P1"><text:tab/><text:tab/><text:tab/>activate the virtual Python environment: </text:p>
          </text:list-item>
        </text:list>
        <text:p text:style-name="Plain Text"> <text:s/>$ source /usr/lib/mapfish/mapfish-venv/bin/activate<text:line-break/> <text:s/></text:p>
        <text:list text:style-name="L2">
          <text:list-item>
            <text:p text:style-name="P1"><text:tab/><text:tab/><text:tab/>create the application: </text:p>
          </text:list-item>
        </text:list>
        <text:p text:style-name="Plain Text"> <text:s/>$ paster create -t mapfish MyMapFishApp sqlalchemy=true<text:line-break/> <text:s/></text:p>
        <text:list text:style-name="L3">
          <text:list-item>
            <text:p text:style-name="P1"><text:tab/><text:tab/><text:tab/>install the JavaScript librairies in the application: </text:p>
          </text:list-item>
        </text:list>
        <text:p text:style-name="Plain Text"> <text:s/>$ paster create -t mapfish_client MyMapFishApp<text:line-break/> <text:s/></text:p>
        <text:p text:style-name="Normal"/>
        <text:p text:style-name="Normal">The above commands should have created the MapFish application in the <text:span text:style-name="T1">MyMapFishApp</text:span> directory. <text:span text:style-name="T2">Note</text:span>: if the sample application (from the previous <text:a xlink:href="#sample">section</text:a>) is running then port 5000 is already used, so you'll have to edit the <text:span text:style-name="T1">MyMapFishApp/development.ini</text:span> file and change the port number from 5000 to for example 5001.</text:p>
        <text:p text:style-name="Normal">At this point you should be able to run the application with: </text:p>
        <text:p text:style-name="Plain Text">$ cd MyMapFishApp<text:line-break/>$ paster serve development.ini<text:line-break/></text:p>
        <text:p text:style-name="Normal">Open <text:a xlink:href="http://localhost:5000/">http://localhost:5000</text:a> (or <text:a xlink:href="http://localhost:5001/">http://localhost:5001</text:a>) in your browser. You should see the same minimal application as that presented in the <text:a xlink:href="#sample">Sample section</text:a>.</text:p>
        <text:p text:style-name="Normal">The MapFish framework offers more than that. In particular it allows easily creating RESTful web services for creating, reading, updating and deleting features. Please visit our <text:a xlink:href="http://www.mapfish.org/">web site</text:a> to learn more about MapFish.</text:p>
        <text:p text:style-name="Heading 2">Install MapFish</text:p>
        <text:p text:style-name="Normal">As indicated in the <text:a xlink:href="#create">previous section</text:a> the MapFish framework is installed on the Live DVD in the the virtual Python environment located in the <text:span text:style-name="T1">/usr/lib/mapfish/mapfish-venv</text:span> directory. Yet, keep reading if you want to know how to install MapFish in a fresh, clean virtual environment.</text:p>
        <text:p text:style-name="Normal"/>
        <text:p text:style-name="Normal">Installing the MapFish framework is done with one command line: </text:p>
        <text:p text:style-name="Plain Text">$ go-mapfish-framework-all.py --python=python2.5 venv<text:line-break/></text:p>
        <text:p text:style-name="Normal"/>
        <text:p text:style-name="Normal">The above command creates the virtual Python environment in the <text:span text:style-name="T1">venv</text:span> directory, fetches MapFish and its dependencies and install them all in the virtual environment.</text:p>
        <text:p text:style-name="Normal">Ok, the framework is installed, you can go back to the <text:a xlink:href="#create">Create a MapFish application</text:a> to create a MapFish application using this installation.</text:p>
        <text:p text:style-name="Normal"/>
        <text:p text:style-name="Normal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Courier New"/>
    <style:font-face style:name="Liberation Sans" svg:font-family="Liberation Sans"/>
    <style:font-face style:name="Liberation Serif" svg:font-family="Liberation Serif"/>
  </office:font-face-decls>
  <office:styles>
    <style:style style:name="Plain Text" style:family="paragraph" style:parent-style-name="Normal" style:next-style-name="Plain Text">
      <style:text-properties style:font-name="Courier New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/>
      <style:text-properties style:font-name="Liberation Sans" fo:font-size="14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